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Web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Web" fo:font-size="12pt" fo:letter-spacing="normal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is an eukaryote cell, how is it constructed?</text:p>
      <text:p text:style-name="P1"/>
      <text:p text:style-name="P2"/>
      <text:p text:style-name="P2">What is the difference between prokaryote and eukaryote cells?</text:p>
      <text:p text:style-name="P2"/>
      <text:p text:style-name="P2">What is a stem cell? How do they differ from non-diving cells?</text:p>
      <text:p text:style-name="P2">What are the 3 main tasks of cells?</text:p>
      <text:p text:style-name="P2">What are the 5 main functions of proteins?</text:p>
      <text:p text:style-name="P2">Explain how proteins can act in signaling (short and long range)</text:p>
      <text:p text:style-name="P2">What are the major events in cell cycle?</text:p>
      <text:p text:style-name="P2">Explain the roles of centrosomes and centrio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0:25:38.249000000</meta:creation-date>
    <meta:generator>LibreOffice/6.1.0.3$Windows_X86_64 LibreOffice_project/efb621ed25068d70781dc026f7e9c5187a4decd1</meta:generator>
    <dc:date>2018-09-15T20:26:33.676000000</dc:date>
    <meta:editing-duration>PT56S</meta:editing-duration>
    <meta:editing-cycles>1</meta:editing-cycles>
    <meta:document-statistic meta:table-count="0" meta:image-count="0" meta:object-count="0" meta:page-count="1" meta:paragraph-count="8" meta:word-count="72" meta:character-count="401" meta:non-whitespace-character-count="337"/>
  </office:meta>
</office:document-meta>
</file>